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cm" fo:min-width="6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5cm" fo:min-width="2.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5cm" fo:min-width="4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5cm" fo:min-width="3.25cm"/>
      <style:paragraph-properties style:writing-mode="lr-tb"/>
    </style:style>
    <style:style style:name="gr5" style:family="graphic" style:parent-style-name="standard">
      <style:graphic-properties svg:stroke-width="0.1cm" svg:stroke-color="#000000" draw:marker-start-width="0.35cm" draw:marker-end="Arrow_20_short" draw:marker-end-width="0.35cm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75cm" svg:height="2.75cm" svg:x="6.5cm" svg:y="3cm">
          <text:p text:style-name="P1">UserRegistra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6.75cm" svg:height="2.75cm" svg:x="2.5cm" svg:y="7.5cm">
          <text:p text:style-name="P1">UserMod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6.75cm" svg:height="2.75cm" svg:x="10.75cm" svg:y="7.5cm">
          <text:p text:style-name="P1">UserNotifi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4" draw:id="id4" draw:layer="layout" svg:width="3cm" svg:height="2.75cm" svg:x="2cm" svg:y="12.5cm">
          <text:p text:style-name="P1">D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" draw:id="id5" draw:layer="layout" svg:width="5cm" svg:height="2.75cm" svg:x="6.5cm" svg:y="12.5cm">
          <text:p text:style-name="P1">DBTransact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6" draw:id="id6" draw:layer="layout" svg:width="3.75cm" svg:height="2.75cm" svg:x="13.75cm" svg:y="12.5cm">
          <text:p text:style-name="P1">Config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9.875cm" svg:y1="5.75cm" svg:x2="14.125cm" svg:y2="7.5cm" draw:start-shape="id1" draw:start-glue-point="6" draw:end-shape="id2" draw:end-glue-point="4" svg:d="M9875 5750v876h4250v874" svg:viewBox="0 0 4251 1751">
          <text:p/>
        </draw:connector>
        <draw:connector draw:style-name="gr5" draw:text-style-name="P1" draw:layer="layout" svg:x1="9.875cm" svg:y1="5.75cm" svg:x2="5.875cm" svg:y2="7.5cm" draw:start-shape="id1" draw:start-glue-point="6" draw:end-shape="id3" draw:end-glue-point="4" svg:d="M9875 5750v876h-4000v874" svg:viewBox="0 0 4001 1751">
          <text:p/>
        </draw:connector>
        <draw:connector draw:style-name="gr5" draw:text-style-name="P1" draw:layer="layout" svg:x1="5.875cm" svg:y1="10.25cm" svg:x2="3.5cm" svg:y2="12.5cm" draw:start-shape="id3" draw:start-glue-point="6" draw:end-shape="id4" draw:end-glue-point="4" svg:d="M5875 10250v1126h-2375v1124" svg:viewBox="0 0 2376 2251">
          <text:p/>
        </draw:connector>
        <draw:connector draw:style-name="gr5" draw:text-style-name="P1" draw:layer="layout" svg:x1="5cm" svg:y1="13.875cm" svg:x2="6.5cm" svg:y2="13.875cm" draw:start-shape="id4" draw:start-glue-point="7" draw:end-shape="id5" draw:end-glue-point="5" svg:d="M5000 13875h1500" svg:viewBox="0 0 1501 1">
          <text:p/>
        </draw:connector>
        <draw:connector draw:style-name="gr5" draw:text-style-name="P1" draw:layer="layout" svg:x1="11.5cm" svg:y1="13.875cm" svg:x2="13.75cm" svg:y2="13.875cm" draw:start-shape="id5" draw:start-glue-point="7" draw:end-shape="id6" draw:end-glue-point="5" svg:d="M11500 13875h2250" svg:viewBox="0 0 225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3T14:00:14.762194986</meta:creation-date>
    <dc:date>2023-01-03T14:07:31.757567396</dc:date>
    <meta:editing-duration>PT7M18S</meta:editing-duration>
    <meta:editing-cycles>1</meta:editing-cycles>
    <meta:document-statistic meta:object-count="11"/>
    <meta:generator>LibreOffice/7.3.7.2$Linux_X86_64 LibreOffice_project/30$Build-2</meta:generator>
  </office:meta>
</office:document-meta>
</file>